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e835" officeooo:paragraph-rsid="0017e835"/>
    </style:style>
    <style:style style:name="P2" style:family="paragraph" style:parent-style-name="Standard">
      <style:text-properties officeooo:rsid="0017e835" officeooo:paragraph-rsid="00191106"/>
    </style:style>
    <style:style style:name="P3" style:family="paragraph" style:parent-style-name="Standard">
      <style:text-properties officeooo:rsid="0017e835" officeooo:paragraph-rsid="001b4fd0"/>
    </style:style>
    <style:style style:name="P4" style:family="paragraph" style:parent-style-name="Standard">
      <style:text-properties officeooo:rsid="00191106" officeooo:paragraph-rsid="00191106"/>
    </style:style>
    <style:style style:name="P5" style:family="paragraph" style:parent-style-name="Standard">
      <style:text-properties officeooo:rsid="001a85f3" officeooo:paragraph-rsid="001a85f3"/>
    </style:style>
    <style:style style:name="P6" style:family="paragraph" style:parent-style-name="Standard">
      <style:text-properties officeooo:rsid="001a85f3" officeooo:paragraph-rsid="001b4fd0"/>
    </style:style>
    <style:style style:name="P7" style:family="paragraph" style:parent-style-name="Standard">
      <style:text-properties officeooo:rsid="001b4fd0" officeooo:paragraph-rsid="001b4fd0"/>
    </style:style>
    <style:style style:name="P8" style:family="paragraph" style:parent-style-name="Table_20_Contents">
      <style:text-properties officeooo:rsid="001b4fd0" officeooo:paragraph-rsid="001b4fd0"/>
    </style:style>
    <style:style style:name="P9" style:family="paragraph" style:parent-style-name="Table_20_Contents">
      <style:text-properties fo:font-weight="bold" officeooo:rsid="001b4fd0" officeooo:paragraph-rsid="001b4fd0" style:font-weight-asian="bold" style:font-weight-complex="bold"/>
    </style:style>
    <style:style style:name="P10" style:family="paragraph" style:parent-style-name="Table_20_Contents">
      <style:text-properties officeooo:rsid="001b74b1" officeooo:paragraph-rsid="001b74b1"/>
    </style:style>
    <style:style style:name="P11" style:family="paragraph" style:parent-style-name="Table_20_Contents">
      <style:text-properties fo:font-style="italic" officeooo:rsid="001b4fd0" officeooo:paragraph-rsid="001b4fd0" style:font-style-asian="italic" style:font-style-complex="italic"/>
    </style:style>
    <style:style style:name="P12" style:family="paragraph" style:parent-style-name="Table_20_Contents">
      <style:text-properties officeooo:rsid="001ca6bd" officeooo:paragraph-rsid="001ca6bd"/>
    </style:style>
    <style:style style:name="T1" style:family="text">
      <style:text-properties officeooo:rsid="00191106"/>
    </style:style>
    <style:style style:name="T2" style:family="text">
      <style:text-properties officeooo:rsid="001a85f3"/>
    </style:style>
    <style:style style:name="T3" style:family="text">
      <style:text-properties officeooo:rsid="001b74b1"/>
    </style:style>
    <style:style style:name="T4" style:family="text">
      <style:text-properties officeooo:rsid="001ca6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rdagem</text:p>
      <text:p text:style-name="P1"/>
      <text:p text:style-name="P1">Foram abordadas duas soluções para a implementação do indice invertido, tabela hash com lista ligada e trie aninhada.</text:p>
      <text:p text:style-name="P1"/>
      <text:p text:style-name="P1">Implementação com tabela Hash</text:p>
      <text:p text:style-name="P1"/>
      <text:p text:style-name="P1">Utilizando uma tabela hash cujas listas de ocorrências para cada palavra mapeada na hash é implementada por meio de uma lista duplamente encadeada foi implementado o índice invertido. Foi por tando implementada uma hash table baseada em um vetor de tamanho fixo e a função de hashing escolhida. As chaves da tabela hash foram as palavras indexadas, para cada palavra foi associada a esta entrada uma lista duplamente ligada que contém as ocorrências da palavra em cada documento indexado.</text:p>
      <text:p text:style-name="P1">O tempo necessário para realizar a indexação inviabiliza a utilização desta técnica, ainda que o consumo de memória seja aparentemente viável.</text:p>
      <text:p text:style-name="P1"/>
      <text:p text:style-name="P1">Implementação com TRIE</text:p>
      <text:p text:style-name="P1"/>
      <text:p text:style-name="P1">Utilizando uma estrutura TRIE R-way, onde cada caractere da chave é utilizado na construção de uma árvore cada palavra-chave indexada é usada como chave e a entrada conrrespondente é outra TRIE que contém as ocorrências para cada documento, a chave dessa segunda TRIE é o nome do documento, também foi utilizada uma função auxiliar que percorre a TRIE extraindo uma lista duplamente ligada com todas as entradas contidas na TRIE, isto foi necessário para um tratamento uniforme do problema, tando com a utilização de uma tabela Hash quanto com a estrutura TRIE.</text:p>
      <text:p text:style-name="P1">A memória necessária para realizar a indexação inviabiliza a utilização desta técnica, ainda que o tempo de indexação seja viável.</text:p>
      <text:p text:style-name="P1"/>
      <text:p text:style-name="P4">Experimentos</text:p>
      <text:p text:style-name="P1"/>
      <text:p text:style-name="P2">Por conta das limitações de implementação foi adotada idexação de <text:span text:style-name="T1">1000 linhas</text:span> da base dados <text:span text:style-name="T1">em português</text:span> para avaliação final.</text:p>
      <text:p text:style-name="P2"/>
      <text:p text:style-name="P4">Hash:</text:p>
      <text:p text:style-name="P4"><text:tab/>tempo de indexação: 3.98 segundos</text:p>
      <text:p text:style-name="P4"><text:tab/>memória consumida: 17088 KB</text:p>
      <text:p text:style-name="P4"><text:tab/><text:span text:style-name="T2">tempo de busca 100 palavras: <text:s/>0.11 segundos</text:span></text:p>
      <text:p text:style-name="P4"><text:tab/><text:span text:style-name="T2">tempo de busca 1000 palavras: 0.18 segundos</text:span></text:p>
      <text:p text:style-name="P4"><text:tab/><text:span text:style-name="T2">tempo de busca 10000 palavras: 0.23 segundos</text:span></text:p>
      <text:p text:style-name="P4"/>
      <text:p text:style-name="P5">TRIE:</text:p>
      <text:p text:style-name="P5"><text:tab/>tempo de indexação: 0.70 segundos</text:p>
      <text:p text:style-name="P5"><text:tab/>memória consumida: 165036 KB</text:p>
      <text:p text:style-name="P5"><text:tab/>tempo de busca 100 palavras: 0.03 segundos</text:p>
      <text:p text:style-name="P5"><text:tab/>tempo de busca 1000 palavras: 0.08 segundos</text:p>
      <text:p text:style-name="P5"><text:tab/>tempo de busca 10000 palavras: 0.12 segundos</text:p>
      <text:p text:style-name="P5"/>
      <text:p text:style-name="P5"/>
      <text:p text:style-name="P5"/>
      <text:p text:style-name="P5"/>
      <text:p text:style-name="P7"><text:soft-page-break/>Tabela de comparação com diferentes números de linhas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Tabela HASH</text:p>
          </table:table-cell>
          <table:table-cell table:style-name="Table1.A1" office:value-type="string">
            <text:p text:style-name="P11">1000 linhas</text:p>
          </table:table-cell>
          <table:table-cell table:style-name="Table1.A1" office:value-type="string">
            <text:p text:style-name="P11">10000 linhas</text:p>
          </table:table-cell>
          <table:table-cell table:style-name="Table1.D1" office:value-type="string">
            <text:p text:style-name="P11"><text:span text:style-name="T3">20000</text:span> linhas</text:p>
          </table:table-cell>
        </table:table-row>
        <table:table-row>
          <table:table-cell table:style-name="Table1.A2" office:value-type="string">
            <text:p text:style-name="P8">Tempo de indexação</text:p>
          </table:table-cell>
          <table:table-cell table:style-name="Table1.A2" office:value-type="string">
            <text:p text:style-name="P10">3.98 segundos</text:p>
          </table:table-cell>
          <table:table-cell table:style-name="Table1.A2" office:value-type="string">
            <text:p text:style-name="P10">3 minutos e 17.16 segundos</text:p>
          </table:table-cell>
          <table:table-cell table:style-name="Table1.D2" office:value-type="string">
            <text:p text:style-name="P12">12 minutos e 42.43 segundos</text:p>
          </table:table-cell>
        </table:table-row>
        <table:table-row>
          <table:table-cell table:style-name="Table1.A2" office:value-type="string">
            <text:p text:style-name="P8">Memória consumida</text:p>
          </table:table-cell>
          <table:table-cell table:style-name="Table1.A2" office:value-type="string">
            <text:p text:style-name="P10">17.088 <text:span text:style-name="T4">M</text:span>B</text:p>
          </table:table-cell>
          <table:table-cell table:style-name="Table1.A2" office:value-type="string">
            <text:p text:style-name="P10">140.516 <text:span text:style-name="T4">M</text:span>B</text:p>
          </table:table-cell>
          <table:table-cell table:style-name="Table1.D2" office:value-type="string">
            <text:p text:style-name="P12">274.772 MB</text:p>
          </table:table-cell>
        </table:table-row>
      </table:table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TRIE</text:p>
          </table:table-cell>
          <table:table-cell table:style-name="Table2.A1" office:value-type="string">
            <text:p text:style-name="P11">1000 linhas</text:p>
          </table:table-cell>
          <table:table-cell table:style-name="Table2.A1" office:value-type="string">
            <text:p text:style-name="P11">10000 linhas</text:p>
          </table:table-cell>
          <table:table-cell table:style-name="Table2.D1" office:value-type="string">
            <text:p text:style-name="P11">20000 linhas</text:p>
          </table:table-cell>
        </table:table-row>
        <table:table-row>
          <table:table-cell table:style-name="Table2.A2" office:value-type="string">
            <text:p text:style-name="P8">Tempo de indexação</text:p>
          </table:table-cell>
          <table:table-cell table:style-name="Table2.A2" office:value-type="string">
            <text:p text:style-name="P8">0.70 segundos</text:p>
          </table:table-cell>
          <table:table-cell table:style-name="Table2.A2" office:value-type="string">
            <text:p text:style-name="P8">5.20 segundos</text:p>
          </table:table-cell>
          <table:table-cell table:style-name="Table2.D2" office:value-type="string">
            <text:p text:style-name="P10">9.44 segundos</text:p>
          </table:table-cell>
        </table:table-row>
        <table:table-row>
          <table:table-cell table:style-name="Table2.A2" office:value-type="string">
            <text:p text:style-name="P8">Memória consumida</text:p>
          </table:table-cell>
          <table:table-cell table:style-name="Table2.A2" office:value-type="string">
            <text:p text:style-name="P8">165.036 <text:span text:style-name="T4">M</text:span>B</text:p>
          </table:table-cell>
          <table:table-cell table:style-name="Table2.A2" office:value-type="string">
            <text:p text:style-name="P8">1.156360 <text:span text:style-name="T4">GB</text:span></text:p>
          </table:table-cell>
          <table:table-cell table:style-name="Table2.D2" office:value-type="string">
            <text:p text:style-name="P10">2.086876 <text:span text:style-name="T4">G</text:span>B</text:p>
          </table:table-cell>
        </table:table-row>
      </table:table>
      <text:p text:style-name="P3"/>
      <text:p text:style-name="P1">Conclusão</text:p>
      <text:p text:style-name="P1"/>
      <text:p text:style-name="P1">Ambas as técnicas possuem um ponto fraco e forte, tabelas Hash apresentam economia de memória mas consomem bastante tempo na construção do índice, já estruturas TRIE aninhadas são necessariamente rápidas mas consumem muita memória na construção do indice. A principal vantagem a ser considerada na utilização da TRIE é que esta não apresenta problemas de colisão e a complexidade de busca é definida pelo tamanho da chave e não pelo número de elementos no índice, sendo esta uma solução mais estável apesar do alto consumo de memó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ennedy S. Araújo </meta:initial-creator>
    <meta:creation-date>2015-12-08T23:27:10.504604786</meta:creation-date>
    <dc:date>2015-12-09T00:50:02.595339080</dc:date>
    <dc:creator>David Kennedy S. Araújo </dc:creator>
    <meta:editing-duration>PT15M20S</meta:editing-duration>
    <meta:editing-cycles>2</meta:editing-cycles>
    <meta:generator>LibreOffice/4.3.7.2$Linux_X86_64 LibreOffice_project/430m0$Build-2</meta:generator>
    <meta:document-statistic meta:table-count="2" meta:image-count="0" meta:object-count="0" meta:page-count="2" meta:paragraph-count="49" meta:word-count="472" meta:character-count="2953" meta:non-whitespace-character-count="2519"/>
  </office:meta>
</office:document-meta>
</file>